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80d" officeooo:paragraph-rsid="001f98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0 AWS service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5:54:13.047323415</meta:creation-date>
    <meta:generator>LibreOffice/7.3.7.2$Linux_X86_64 LibreOffice_project/30$Build-2</meta:generator>
    <dc:date>2023-12-26T15:59:15.358906115</dc:date>
    <meta:editing-duration>PT5M2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</office:meta>
</office:document-meta>
</file>